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>
      <style:paragraph-properties fo:line-height="200%"/>
    </style:style>
    <style:style style:name="P2" style:family="paragraph" style:parent-style-name="Standard" style:list-style-name="L1">
      <style:paragraph-properties fo:margin-left="0in" fo:margin-right="0in" fo:line-height="200%" fo:text-indent="0in" style:auto-text-indent="false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line</text:p>
      <text:p text:style-name="Standard"/>
      <text:list text:style-name="L1">
        <text:list-item>
          <text:p text:style-name="P1">Introduction</text:p>
        </text:list-item>
        <text:list-item>
          <text:p text:style-name="P1">Windows</text:p>
          <text:list>
            <text:list-item>
              <text:p text:style-name="P2">Compatibility</text:p>
            </text:list-item>
            <text:list-item>
              <text:p text:style-name="P2">User-friendliness</text:p>
            </text:list-item>
            <text:list-item>
              <text:p text:style-name="P2">Quality</text:p>
            </text:list-item>
          </text:list>
        </text:list-item>
        <text:list-item>
          <text:p text:style-name="P2">Mac OS X</text:p>
          <text:list>
            <text:list-item>
              <text:p text:style-name="P2">Compatibility</text:p>
            </text:list-item>
            <text:list-item>
              <text:p text:style-name="P2">User-friendliness</text:p>
            </text:list-item>
            <text:list-item>
              <text:p text:style-name="P2">Quality</text:p>
            </text:list-item>
          </text:list>
        </text:list-item>
        <text:list-item>
          <text:p text:style-name="P2">UNIX</text:p>
          <text:list>
            <text:list-item>
              <text:p text:style-name="P2">Compatibility</text:p>
            </text:list-item>
            <text:list-item>
              <text:p text:style-name="P2">User-friendliness</text:p>
            </text:list-item>
            <text:list-item>
              <text:p text:style-name="P2">Quality</text:p>
            </text:list-item>
          </text:list>
        </text:list-item>
        <text:list-item>
          <text:p text:style-name="P2">Conclu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10-25T09:21:22</meta:creation-date>
    <dc:date>2006-10-25T09:23:00</dc:date>
    <dc:language>en-US</dc:language>
    <meta:editing-cycles>2</meta:editing-cycles>
    <meta:editing-duration>PT1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20" meta:character-count="159"/>
  </office:meta>
</office:document-meta>
</file>